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5_11-29-09_000.jpg</text:p>
          </table:table-cell>
          <table:table-cell table:style-name="ce2" office:value-type="string">
            <text:p>:m 1*1 RES / free# S87DP9 20170115_112839 1#1 / 記事読み / 鶏　殺処分　８万羽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5_10-34-35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15_10-03-33_000.jpg</text:p>
          </table:table-cell>
          <table:table-cell office:value-type="string">
            <text:p>:m other / 温度　ベランダ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1-15_10-03-10_000.jpg</text:p>
          </table:table-cell>
          <table:table-cell office:value-type="string">
            <text:p>:m :PHOTO 起きた時刻 / 2017011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1-15_03-11-04_001.jpg</text:p>
          </table:table-cell>
          <table:table-cell table:style-name="ce2" office:value-type="string">
            <text:p>:m 1*1 RES / free# ELS7JR 1#1 / ParaView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15_03-11-04_000.jpg</text:p>
          </table:table-cell>
          <table:table-cell table:style-name="ce2" office:value-type="string">
            <text:p>-*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1-14_23-29-55_000.jpg</text:p>
          </table:table-cell>
          <table:table-cell table:style-name="ce2" office:value-type="string">
            <text:p>:m other / 自撮り　⇒　変な顔　鼻の穴　消毒液塗布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7-01-14_23-29-53_000.jpg</text:p>
          </table:table-cell>
          <table:table-cell table:style-name="ce2" office:value-type="string">
            <text:p>:m other / 自撮り　⇒　変な顔　鼻の穴　消毒液塗布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7-01-14_23-29-43_000.jpg</text:p>
          </table:table-cell>
          <table:table-cell table:style-name="ce2" office:value-type="string">
            <text:p>:m other / 自撮り　⇒　変な顔　鼻の穴　消毒液塗布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1-14_20-16-23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1-14_19-30-26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14_19-30-14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14_19-26-15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14_19-26-13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14_19-26-10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1-14_19-26-06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1-14_19-26-00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14_19-25-58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14_19-25-39_000.jpg</text:p>
          </table:table-cell>
          <table:table-cell office:value-type="string">
            <text:p>:PHOTO 面白いもの / @富士見台小学校南側　車道 / 車道　建物たち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1-14_19-25-23_000.jpg</text:p>
          </table:table-cell>
          <table:table-cell office:value-type="string">
            <text:p>:PHOTO 面白いもの / @富士見台小学校南側　車道 / 月が出ている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1-14_16-46-23_000.jpg</text:p>
          </table:table-cell>
          <table:table-cell office:value-type="string">
            <text:p>:m 保管場所 /　目薬（バイシン）　/ プラスチックの棚（西側本棚の前）　南側　⇒　下から３段目（薬を入れてある段）</text:p>
          </table:table-cell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7-01-14_16-36-56_000.jpg</text:p>
          </table:table-cell>
          <table:table-cell table:style-name="ce2" office:value-type="string">
            <text:p>:PHOTO 記録 / @自宅　車庫 / 金属のパイプ　カバンに入れてある　投棄品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2017-01-14_16-36-51_000.jpg</text:p>
          </table:table-cell>
          <table:table-cell table:style-name="ce2" office:value-type="string">
            <text:p>:PHOTO 記録 / @自宅　車庫 / 金属のパイプ　カバンに入れてある　投棄品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2017-01-14_16-36-41_000.jpg</text:p>
          </table:table-cell>
          <table:table-cell table:style-name="ce2" office:value-type="string">
            <text:p>:PHOTO 記録 / @自宅前　壁際 / ゴミ袋　３つ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2017-01-14_16-36-36_000.jpg</text:p>
          </table:table-cell>
          <table:table-cell table:style-name="ce2" office:value-type="string">
            <text:p>:PHOTO 記録 / @自宅前　壁際 / ゴミ袋　３つ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1-14_16-36-27_000.jpg</text:p>
          </table:table-cell>
          <table:table-cell office:value-type="string">
            <text:p>:PHOTO 記録 / @自宅前　壁際 / ゴミ袋　３つ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1-14_16-21-32_000.jpg</text:p>
          </table:table-cell>
          <table:table-cell office:value-type="string">
            <text:p>:PHOTO 記録 / @消防署前 / 街路樹　剪定　前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1-14_16-21-04_000.jpg</text:p>
          </table:table-cell>
          <table:table-cell office:value-type="string">
            <text:p>:PHOTO 記録 / @消防署前 / 街路樹　剪定　後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7-01-14_13-08-02_000.jpg</text:p>
          </table:table-cell>
          <table:table-cell table:style-name="ce2" office:value-type="string">
            <text:p>:m 2-3*3 RES / free# J9WP5X 1#1 / Learn Persian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1-14_13-07-46_000.jpg</text:p>
          </table:table-cell>
          <table:table-cell table:style-name="ce2" office:value-type="string">
            <text:p>:m 1*3 RES / free# J9WP5X 1#1 / Learn Persian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1-14_09-40-12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2017-01-14_09-01-03_000.jpg</text:p>
          </table:table-cell>
          <table:table-cell table:style-name="ce2" office:value-type="string">
            <text:p>:m other / 作業ログ / デスクトップPC　ネット接続できない　対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2017/01/15</text:date>, <text:time>12:3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2:32:44.63</dc:date>
    <dc:creator>岩淵 謙</dc:creator>
    <meta:generator>OpenOffice/4.1.3$Win32 OpenOffice.org_project/413m1$Build-9783</meta:generator>
    <meta:editing-duration>PT29M44S</meta:editing-duration>
    <meta:editing-cycles>11</meta:editing-cycles>
    <meta:document-statistic meta:table-count="1" meta:cell-count="99" meta:object-count="0"/>
  </office:meta>
</office:document-meta>
</file>